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3902in"/>
    </style:style>
    <style:style style:name="co22" style:family="table-column">
      <style:table-column-properties fo:break-before="auto" style:column-width="1.3472in"/>
    </style:style>
    <style:style style:name="co23" style:family="table-column">
      <style:table-column-properties fo:break-before="auto" style:column-width="0.9744in"/>
    </style:style>
    <style:style style:name="co24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30" draw:text-style-name="P1" svg:width="1.1413in" svg:height="1.3232in" svg:x="2.0142in" svg:y="0in" draw:caption-point-x="-0.2402in" draw:caption-point-y="0.1701in">
              <dc:creator>LS</dc:creator>
              <dc:date>2018-12-07T00:00:00</dc:date>
              <text:p text:style-name="P1">MovieClip-flow.js:1133:9-32: Array&lt;Texture&gt;</text:p>
              <text:p text:style-name="P1">MovieClip-flow.js:1403:13-34: Array&lt;Texture&gt;</text:p>
            </office:annotation>
            <text:p>2</text:p>
          </table:table-cell>
          <table:table-cell table:style-name="ce9" office:value-type="float" office:value="19">
            <office:annotation office:display="true" draw:style-name="gr24" draw:text-style-name="P1" svg:width="1.1413in" svg:height="11.1205in" svg:x="3.4213in" svg:y="0in" draw:caption-point-x="-0.2402in" draw:caption-point-y="0.1697in">
              <dc:creator>LS</dc:creator>
              <dc:date>2018-12-07T00:00:00</dc:date>
              <text:p text:style-name="P1">MovieClip-flow.js:1119:17-24: Array&lt;Texture&gt;</text:p>
              <text:p text:style-name="P1">MovieClip-flow.js:1121:15-22: Array&lt;Texture&gt;</text:p>
              <text:p text:style-name="P1">MovieClip-flow.js:1121:15-25: Texture</text:p>
              <text:p text:style-name="P1">MovieClip-flow.js:1121:15-80: Texture</text:p>
              <text:p text:style-name="P1">MovieClip-flow.js:1121:38-44: [class: Texture]</text:p>
              <text:p text:style-name="P1">MovieClip-flow.js:1121:48-58: Texture</text:p>
              <text:p text:style-name="P1">MovieClip-flow.js:1133:25-32: Array&lt;Texture&gt;</text:p>
              <text:p text:style-name="P1">MovieClip-flow.js:1344:27-33: [class: Texture]</text:p>
              <text:p text:style-name="P1">MovieClip-flow.js:1359:15-22: Array&lt;Texture&gt;</text:p>
              <text:p text:style-name="P1">MovieClip-flow.js:1359:26-27: Array&lt;Texture&gt;</text:p>
              <text:p text:style-name="P1">MovieClip-flow.js:1363:13-20: Array&lt;Texture&gt;</text:p>
              <text:p text:style-name="P1">MovieClip-flow.js:1363:27-33: [class: Texture]</text:p>
              <text:p text:style-name="P1">MovieClip-flow.js:1363:27-54: Texture</text:p>
              <text:p text:style-name="P1">MovieClip-flow.js:1366:30-37: Array&lt;Texture&gt;</text:p>
              <text:p text:style-name="P1">MovieClip-flow.js:1399:18-22: Array&lt;Texture&gt;</text:p>
              <text:p text:style-name="P1">MovieClip-flow.js:1401:13-17: Array&lt;Texture&gt;</text:p>
              <text:p text:style-name="P1">MovieClip-flow.js:1401:13-20: Texture</text:p>
              <text:p text:style-name="P1">MovieClip-flow.js:1401:33-39: [class: Texture]</text:p>
              <text:p text:style-name="P1">MovieClip-flow.js:1403:30-34: Array&lt;Texture&gt;</text:p>
            </office:annotation>
            <text:p>19</text:p>
          </table:table-cell>
        </table:table-row>
        <table:table-row table:style-name="ro1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4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1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5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6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7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8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2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9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0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41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2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3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4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12/07/2018</text:date>, <text:time>08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7T08:31:50</dc:date>
    <dc:creator>Leonardo Silva</dc:creator>
    <meta:editing-duration>P2DT16H10M11S</meta:editing-duration>
    <meta:editing-cycles>236</meta:editing-cycles>
    <meta:generator>OpenOffice/4.1.5$Unix OpenOffice.org_project/415m1$Build-9789</meta:generator>
    <meta:document-statistic meta:table-count="66" meta:cell-count="931" meta:object-count="0"/>
  </office:meta>
</office:document-meta>
</file>